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fo:min-height="6.105cm"/>
      <style:paragraph-properties style:writing-mode="lr-tb"/>
    </style:style>
    <style:style style:name="pr5" style:family="presentation" style:parent-style-name="Predeterminado-outline1">
      <style:graphic-properties fo:min-height="15.8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>No tiene la inteligencia ni la voluntad para resolverlo.</text:span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3.095cm" svg:x="1cm" svg:y="1.4cm">
          <draw:text-box>
            <text:p><text:span text:style-name="T7">Si ‘A1’ tiene todos los hij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1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3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draw:frame presentation:style-name="pr4" draw:text-style-name="P1" draw:layer="layout" svg:width="17.099cm" svg:height="6.105cm" svg:x="1.95cm" svg:y="1.363cm" presentation:class="title" presentation:placeholder="true">
          <draw:text-box/>
        </draw:frame>
        <draw:frame presentation:style-name="pr5" draw:text-style-name="P1" draw:layer="layout" svg:width="17.099cm" svg:height="16.064cm" svg:x="1.95cm" svg:y="7.4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0">
        <draw:frame draw:style-name="gr3" draw:text-style-name="P5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8" draw:layer="layout" svg:width="18.2cm" svg:height="27.98cm" svg:x="1cm" svg:y="1.4cm">
          <draw:text-box>
            <text:p><text:span text:style-name="T7">Como resuelvo el problema ?</text:span></text:p>
            <text:p><text:span text:style-name="T7"/></text:p>
            <text:p><text:span text:style-name="T7">Muy fácil</text:span></text:p>
            <text:p><text:span text:style-name="T7">Creo un tablero con una ficha en la entrada del laberinto, 'A1' (dibujo 6)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Con mi toque mágico, lo doto de vida, y le llamo Adán</text:span></text:p>
            <text:p><text:span text:style-name="T7"><text:s/></text:span></text:p>
            <text:p><text:span text:style-name="T7">Y le digo: </text:span></text:p>
            <text:p><text:span text:style-name="T7"/></text:p>
            <text:p><text:span text:style-name="T7">- que viva una larga vida</text:span></text:p>
            <text:p><text:span text:style-name="T7">- que no piense en nada y solo haga lo que quiera hacer</text:span></text:p>
            <text:p><text:span text:style-name="T7">- que tenga tantos hijos como pueda</text:span></text:p>
            <text:p><text:span text:style-name="T7">- y que igual hagan sus hijos</text:span></text:p>
            <text:p><text:span text:style-name="T7">- y los hijos de sus hijos</text:span></text:p>
            <text:p><text:span text:style-name="T7">- por toda la eternidad</text:span></text:p>
            <text:p><text:span text:style-name="T7"/></text:p>
            <text:p><text:span text:style-name="T7">No importa que el sepa cual es el problema que debo resolver, solo debe vivir, disfrutar, y nada mas.</text:span></text:p>
            <text:p><text:span text:style-name="T7">Esta vida es un regalo que yo le hago,</text:span></text:p>
            <text:p><text:span text:style-name="T7">solo con una condición</text:span></text:p>
            <text:p><text:span text:style-name="T7"/></text:p>
            <text:p><text:span text:style-name="T7">Si alguno de sus descendientes esta posicionado en la casilla 'H8' (la salida), debe hacérmelo saber.</text:span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19" draw:text-style-name="P14" draw:layer="layout" svg:width="1.679cm" svg:height="0.569cm" svg:x="12.701cm" svg:y="11.901cm">
          <draw:text-box>
            <text:p><text:span text:style-name="T4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0">
        <draw:frame draw:style-name="gr3" draw:text-style-name="P5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8" draw:layer="layout" svg:width="11.9cm" svg:height="10.916cm" svg:x="8.1cm" svg:y="1.4cm">
          <draw:text-box>
            <text:p><text:span text:style-name="T7">Digamos que tengo un tablero con una ficha colocada en la posición 'A1'.</text:span></text:p>
            <text:p><text:span text:style-name="T7">(dibujo 1)</text:span></text:p>
            <text:p><text:span text:style-name="T7">Y que este tablero está vivo.</text:span></text:p>
            <text:p><text:span text:style-name="T7">Y como está vivo, se reproducirá.</text:span></text:p>
            <text:p><text:span text:style-name="T7"/></text:p>
            <text:p><text:span text:style-name="T7">Cuando pase el tiempo, tendrá hijos.</text:span></text:p>
            <text:p><text:span text:style-name="T7"/></text:p>
          </draw:text-box>
        </draw:frame>
        <draw:frame draw:style-name="gr43" draw:text-style-name="P18" draw:layer="layout" svg:width="9.677cm" svg:height="5.939cm" svg:x="2.623cm" svg:y="16.7cm">
          <draw:text-box>
            <text:p><text:span text:style-name="T7">De modo que,</text:span></text:p>
            <text:p><text:span text:style-name="T7">si tiene todos los hijos posibles,</text:span></text:p>
            <text:p><text:span text:style-name="T7">sus hijos serán,</text:span></text:p>
            <text:p><text:span text:style-name="T7">'A2' (dibujo 2),</text:span></text:p>
            <text:p><text:span text:style-name="T7">'B2' (dibujo 3),</text:span></text:p>
            <text:p><text:span text:style-name="T7">y 'B1' (dibujo 4).</text:span></text:p>
            <text:p><text:span text:style-name="T7"/></text:p>
          </draw:text-box>
        </draw:frame>
        <draw:frame draw:style-name="gr44" draw:text-style-name="P20" draw:layer="layout" svg:width="11.637cm" svg:height="8.783cm" svg:x="1.2cm" svg:y="8.417cm">
          <draw:text-box>
            <text:p text:style-name="P3"><text:span text:style-name="T7">Sus hijos serán como el, un tablero con una ficha.</text:span></text:p>
            <text:p text:style-name="P3"><text:span text:style-name="T7">Pero no deben ser iguales, </text:span></text:p>
            <text:p text:style-name="P3"><text:span text:style-name="T7">así que la ficha estará en otra posición.</text:span></text:p>
            <text:p text:style-name="P3"><text:span text:style-name="T7"/></text:p>
            <text:p text:style-name="P3"><text:span text:style-name="T7">Digamos que la ficha solo puede moverse una casilla en cada generación </text:span></text:p>
            <text:p text:style-name="P3"><text:span text:style-name="T7">En cualquier dirección, pero solo una casilla.</text:span></text:p>
            <text:p><text:span text:style-name="T7"/></text:p>
          </draw:text-box>
        </draw:frame>
        <draw:frame draw:style-name="gr19" draw:text-style-name="P14" draw:layer="layout" svg:width="1.679cm" svg:height="0.569cm" svg:x="17.4cm" svg:y="15cm">
          <draw:text-box>
            <text:p><text:span text:style-name="T4">(dibujo 2)</text:span></text:p>
          </draw:text-box>
        </draw:frame>
        <draw:frame draw:style-name="gr19" draw:text-style-name="P14" draw:layer="layout" svg:width="1.679cm" svg:height="0.569cm" svg:x="16.601cm" svg:y="24.301cm">
          <draw:text-box>
            <text:p><text:span text:style-name="T4">(dibujo 3)</text:span></text:p>
          </draw:text-box>
        </draw:frame>
        <draw:frame draw:style-name="gr19" draw:text-style-name="P14" draw:layer="layout" svg:width="1.679cm" svg:height="0.569cm" svg:x="6.101cm" svg:y="28.001cm">
          <draw:text-box>
            <text:p><text:span text:style-name="T4">(dibujo 4)</text:span></text:p>
          </draw:text-box>
        </draw:frame>
        <draw:frame draw:style-name="gr19" draw:text-style-name="P14" draw:layer="layout" svg:width="1.679cm" svg:height="0.569cm" svg:x="5.401cm" svg:y="7.701cm">
          <draw:text-box>
            <text:p><text:span text:style-name="T4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21T17:10:22.795000000</dc:date>
    <meta:editing-duration>PT7H47M13S</meta:editing-duration>
    <meta:editing-cycles>84</meta:editing-cycles>
    <meta:generator>LibreOffice/7.3.5.2$Windows_X86_64 LibreOffice_project/184fe81b8c8c30d8b5082578aee2fed2ea847c01</meta:generator>
    <meta:document-statistic meta:object-count="283"/>
  </office:meta>
</office:document-meta>
</file>